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769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1.424cm"/>
    </style:style>
    <style:style style:name="gr13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draw:fill="none" fo:min-height="0.97cm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31cm"/>
    </style:style>
    <style:style style:name="P1" style:family="paragraph">
      <style:paragraph-properties fo:text-align="center"/>
      <style:text-properties fo:font-family="'CM Modern Bright Bold Extended'" style:font-family-generic="roman" style:font-pitch="variable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CM Modern Bright Semibold'" style:font-family-generic="roman" style:font-pitch="variable"/>
    </style:style>
    <style:style style:name="P5" style:family="paragraph">
      <style:paragraph-properties fo:text-align="center"/>
      <style:text-properties fo:font-family="'CM Modern Bright Semibold'" style:font-style-name="Semibold" style:font-family-generic="roman" style:font-pitch="variable"/>
    </style:style>
    <style:style style:name="P6" style:family="paragraph">
      <style:paragraph-properties fo:text-align="center"/>
      <style:text-properties fo:font-family="'CM Modern Bright Semibold'" style:font-family-generic="roman" style:font-pitch="variable"/>
    </style:style>
    <style:style style:name="P7" style:family="paragraph">
      <style:text-properties fo:font-family="'CM Modern Variable Width Typewriter'" style:font-family-generic="modern" style:font-pitch="variable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family="'CM Modern Variable Width Typewriter'" style:font-family-generic="modern" style:font-pitch="variable" fo:font-weight="normal" style:font-weight-asian="normal" style:font-weight-complex="normal"/>
    </style:style>
    <style:style style:name="P10" style:family="paragraph">
      <style:paragraph-properties fo:text-align="center"/>
      <style:text-properties fo:font-family="'CM Modern Variable Width Typewriter'" style:font-family-generic="modern" style:font-pitch="variable" fo:font-size="17pt" style:font-size-asian="17pt" style:font-size-complex="17pt"/>
    </style:style>
    <style:style style:name="P11" style:family="paragraph">
      <style:text-properties fo:font-family="'CM Modern Variable Width Typewriter'" style:font-family-generic="modern" style:font-pitch="variable" fo:font-size="17pt" style:font-size-asian="17pt" style:font-size-complex="17pt"/>
    </style:style>
    <style:style style:name="P12" style:family="paragraph">
      <style:paragraph-properties fo:text-align="center"/>
      <style:text-properties fo:color="#ffffff" fo:font-family="'CM Modern Bright Semibold'" style:font-family-generic="roman" style:font-pitch="variable"/>
    </style:style>
    <style:style style:name="P13" style:family="paragraph">
      <style:text-properties fo:font-family="'CM Modern Variable Width Typewriter'" style:font-family-generic="modern" style:font-pitch="variable"/>
    </style:style>
    <style:style style:name="P14" style:family="paragraph">
      <style:paragraph-properties fo:text-align="center"/>
      <style:text-properties fo:font-family="'CM Modern Variable Width Typewriter'" style:font-family-generic="modern" style:font-pitch="variable"/>
    </style:style>
    <style:style style:name="P15" style:family="paragraph">
      <style:paragraph-properties fo:text-align="center"/>
      <style:text-properties fo:font-family="'CM Modern Bright Semibold'" style:font-style-name="Semibold" style:font-family-generic="roman" style:font-pitch="variable" fo:font-size="18pt"/>
    </style:style>
    <style:style style:name="P16" style:family="paragraph">
      <style:paragraph-properties fo:text-align="center"/>
      <style:text-properties fo:font-family="'CM Modern Bright Semibold'" style:font-family-generic="roman" style:font-pitch="variable" fo:font-size="18pt"/>
    </style:style>
    <style:style style:name="P17" style:family="paragraph">
      <style:text-properties fo:font-family="'CM Modern Variable Width Typewriter'" style:font-family-generic="modern" style:font-pitch="variable" fo:font-size="18pt"/>
    </style:style>
    <style:style style:name="P18" style:family="paragraph">
      <style:text-properties fo:font-size="18pt" fo:font-weight="normal" style:font-weight-asian="normal" style:font-weight-complex="normal"/>
    </style:style>
    <style:style style:name="P19" style:family="paragraph">
      <style:paragraph-properties fo:text-align="center"/>
      <style:text-properties fo:font-size="18pt" fo:font-weight="normal" style:font-weight-asian="normal" style:font-weight-complex="normal"/>
    </style:style>
    <style:style style:name="P20" style:family="paragraph">
      <style:text-properties fo:font-family="'CM Modern Variable Width Typewriter'" style:font-family-generic="modern" style:font-pitch="variable" fo:font-size="18pt" fo:font-weight="normal" style:font-weight-asian="normal" style:font-weight-complex="normal"/>
    </style:style>
    <style:style style:name="T1" style:family="text">
      <style:text-properties fo:font-family="'CM Modern Bright Bold Extended'" style:font-family-generic="roman" style:font-pitch="variable"/>
    </style:style>
    <style:style style:name="T2" style:family="text">
      <style:text-properties fo:font-family="'CM Modern Variable Width Typewriter'" style:font-family-generic="modern" style:font-pitch="variable" fo:font-weight="normal" style:font-weight-asian="normal" style:font-weight-complex="normal"/>
    </style:style>
    <style:style style:name="T3" style:family="text">
      <style:text-properties fo:font-family="'CM Modern Bright Semibold'" style:font-family-generic="roman" style:font-pitch="variable"/>
    </style:style>
    <style:style style:name="T4" style:family="text">
      <style:text-properties fo:font-family="'CM Modern Bright Semibold'" style:font-style-name="Semibold" style:font-family-generic="roman" style:font-pitch="variable"/>
    </style:style>
    <style:style style:name="T5" style:family="text">
      <style:text-properties fo:font-family="'CM Modern Bright Semibold'" style:font-family-generic="roman" style:font-pitch="variable"/>
    </style:style>
    <style:style style:name="T6" style:family="text">
      <style:text-properties fo:font-family="'CM Modern Variable Width Typewriter'" style:font-family-generic="modern" style:font-pitch="variable"/>
    </style:style>
    <style:style style:name="T7" style:family="text">
      <style:text-properties fo:font-family="'CM Modern Variable Width Typewriter'" style:font-family-generic="modern" style:font-pitch="variable" fo:font-weight="normal" style:font-weight-asian="normal" style:font-weight-complex="normal"/>
    </style:style>
    <style:style style:name="T8" style:family="text">
      <style:text-properties fo:font-family="'CM Modern Variable Width Typewriter'" style:font-family-generic="modern" style:font-pitch="variable" fo:font-size="17pt" style:font-size-asian="17pt" style:font-size-complex="17pt"/>
    </style:style>
    <style:style style:name="T9" style:family="text">
      <style:text-properties fo:font-family="'CM Modern Variable Width Typewriter'" style:font-family-generic="modern" style:font-pitch="variable" fo:font-size="17pt" fo:font-weight="normal" style:font-size-asian="17pt" style:font-weight-asian="normal" style:font-size-complex="17pt" style:font-weight-complex="normal"/>
    </style:style>
    <style:style style:name="T10" style:family="text">
      <style:text-properties fo:color="#ffffff" fo:font-family="'CM Modern Bright Semibold'" style:font-family-generic="roman" style:font-pitch="variable"/>
    </style:style>
    <style:style style:name="T11" style:family="text">
      <style:text-properties fo:font-family="'CM Modern Bright Semibold'" style:font-family-generic="roman" style:font-pitch="variable" fo:font-weight="normal" style:font-weight-asian="normal" style:font-weight-complex="normal"/>
    </style:style>
    <style:style style:name="T12" style:family="text">
      <style:text-properties fo:font-family="'CM Modern Bright Semibold'" style:font-family-generic="roman" style:font-pitch="variable" fo:font-weight="normal" style:font-weight-asian="normal" style:font-weight-complex="normal"/>
    </style:style>
    <style:style style:name="T13" style:family="text">
      <style:text-properties fo:font-family="'CM Modern Variable Width Typewriter'" style:font-family-generic="moder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0.795cm" svg:height="10.16cm" svg:x="2.27cm" svg:y="2.905cm">
          <text:p text:style-name="P1"><text:span text:style-name="T1">IRC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4.445cm" svg:height="0.891cm" svg:x="14.43cm" svg:y="5.445cm">
          <text:p text:style-name="P1"><text:span text:style-name="T1">IRC Cli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1" draw:id="id1" draw:layer="layout" svg:width="3.175cm" svg:height="0.891cm" svg:x="8.785cm" svg:y="5.445cm">
          <text:p text:style-name="P2"><text:span text:style-name="T2">am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5.08cm" svg:height="1.019cm" svg:x="7.75cm" svg:y="4.191cm">
          <draw:text-box>
            <text:p text:style-name="P4"><text:span text:style-name="T3">Connected Users</text:span></text:p>
          </draw:text-box>
        </draw:frame>
        <draw:custom-shape draw:style-name="gr5" draw:text-style-name="P3" xml:id="id2" draw:id="id2" draw:layer="layout" svg:width="3.81cm" svg:height="0.902cm" svg:x="2.905cm" svg:y="6.945cm">
          <text:p text:style-name="P2"><text:span text:style-name="T2">#tard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3.175cm" svg:height="0.891cm" svg:x="8.786cm" svg:y="6.646cm">
          <text:p text:style-name="P2"><text:span text:style-name="T2">r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4" draw:id="id4" draw:layer="layout" svg:width="3.175cm" svg:height="0.891cm" svg:x="8.786cm" svg:y="7.846cm">
          <text:p text:style-name="P2"><text:span text:style-name="T2">doc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5" draw:id="id5" draw:layer="layout" svg:width="3.175cm" svg:height="0.891cm" svg:x="8.787cm" svg:y="9.047cm">
          <text:p text:style-name="P2"><text:span text:style-name="T2">r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8" draw:id="id8" draw:layer="layout" svg:width="3.175cm" svg:height="0.891cm" svg:x="8.788cm" svg:y="10.248cm">
          <text:p text:style-name="P2"><text:span text:style-name="T2">jhark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7" draw:id="id7" draw:layer="layout" svg:width="3.175cm" svg:height="0.891cm" svg:x="8.789cm" svg:y="11.449cm">
          <text:p text:style-name="P2"><text:span text:style-name="T2">rassil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9" draw:id="id9" draw:layer="layout" svg:width="3.81cm" svg:height="0.902cm" svg:x="2.905cm" svg:y="8.445cm">
          <text:p text:style-name="P2"><text:span text:style-name="T2">#torchwoo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6" draw:id="id6" draw:layer="layout" svg:width="3.81cm" svg:height="0.902cm" svg:x="2.905cm" svg:y="9.945cm">
          <text:p text:style-name="P2"><text:span text:style-name="T2">#gallifr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draw:type="line" svg:x1="8.785cm" svg:y1="5.891cm" svg:x2="6.715cm" svg:y2="7.396cm" draw:start-shape="id1" draw:start-glue-point="5" draw:end-shape="id2" draw:end-glue-point="7" svg:d="m8785 5891-2070 1505">
          <text:p/>
        </draw:connector>
        <draw:connector draw:style-name="gr6" draw:text-style-name="P3" draw:layer="layout" draw:type="line" svg:x1="8.786cm" svg:y1="7.092cm" svg:x2="6.715cm" svg:y2="7.396cm" draw:start-shape="id3" draw:start-glue-point="5" draw:end-shape="id2" svg:d="m8786 7092-2071 304">
          <text:p/>
        </draw:connector>
        <draw:connector draw:style-name="gr6" draw:text-style-name="P3" draw:layer="layout" draw:type="line" svg:x1="8.786cm" svg:y1="8.292cm" svg:x2="6.715cm" svg:y2="7.396cm" draw:start-shape="id4" draw:start-glue-point="5" draw:end-shape="id2" draw:end-glue-point="7" svg:d="m8786 8292-2071-896">
          <text:p/>
        </draw:connector>
        <draw:connector draw:style-name="gr6" draw:text-style-name="P3" draw:layer="layout" draw:type="line" svg:x1="8.787cm" svg:y1="9.493cm" svg:x2="6.715cm" svg:y2="7.396cm" draw:start-shape="id5" draw:start-glue-point="5" draw:end-shape="id2" draw:end-glue-point="7" svg:d="m8787 9493-2072-2097">
          <text:p/>
        </draw:connector>
        <draw:connector draw:style-name="gr6" draw:text-style-name="P3" draw:layer="layout" draw:type="line" svg:x1="8.786cm" svg:y1="8.292cm" svg:x2="6.715cm" svg:y2="10.396cm" draw:start-shape="id4" draw:start-glue-point="5" draw:end-shape="id6" draw:end-glue-point="7" svg:d="m8786 8292-2071 2104">
          <text:p/>
        </draw:connector>
        <draw:connector draw:style-name="gr6" draw:text-style-name="P3" draw:layer="layout" draw:type="line" svg:x1="8.789cm" svg:y1="11.895cm" svg:x2="6.715cm" svg:y2="10.396cm" draw:start-shape="id7" draw:start-glue-point="5" draw:end-shape="id6" draw:end-glue-point="7" svg:d="m8789 11895-2074-1499">
          <text:p/>
        </draw:connector>
        <draw:connector draw:style-name="gr6" draw:text-style-name="P3" draw:layer="layout" draw:type="line" svg:x1="8.788cm" svg:y1="10.694cm" svg:x2="6.715cm" svg:y2="8.896cm" draw:start-shape="id8" draw:start-glue-point="5" draw:end-shape="id9" draw:end-glue-point="7" svg:d="m8788 10694-2073-1798">
          <text:p/>
        </draw:connector>
        <draw:frame draw:style-name="gr4" draw:text-style-name="P4" draw:layer="layout" svg:width="5.032cm" svg:height="1.019cm" svg:x="2.318cm" svg:y="4.175cm">
          <draw:text-box>
            <text:p text:style-name="P4"><text:span text:style-name="T3">Channels</text:span></text:p>
          </draw:text-box>
        </draw:frame>
        <draw:custom-shape draw:style-name="gr2" draw:text-style-name="P1" xml:id="id11" draw:id="id11" draw:layer="layout" svg:width="4.445cm" svg:height="0.891cm" svg:x="14.431cm" svg:y="6.646cm">
          <text:p text:style-name="P1"><text:span text:style-name="T1">IRC Cli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12" draw:id="id12" draw:layer="layout" svg:width="4.445cm" svg:height="0.891cm" svg:x="14.432cm" svg:y="7.847cm">
          <text:p text:style-name="P1"><text:span text:style-name="T1">IRC Cli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13" draw:id="id13" draw:layer="layout" svg:width="4.445cm" svg:height="0.891cm" svg:x="14.433cm" svg:y="9.048cm">
          <text:p text:style-name="P1"><text:span text:style-name="T1">IRC Cli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14" draw:id="id14" draw:layer="layout" svg:width="4.445cm" svg:height="0.891cm" svg:x="14.433cm" svg:y="10.248cm">
          <text:p text:style-name="P1"><text:span text:style-name="T1">IRC Cli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15" draw:id="id15" draw:layer="layout" svg:width="4.445cm" svg:height="0.891cm" svg:x="14.433cm" svg:y="11.448cm">
          <text:p text:style-name="P1"><text:span text:style-name="T1">IRC Cli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3" draw:layer="layout" draw:type="line" svg:x1="14.43cm" svg:y1="5.891cm" svg:x2="11.96cm" svg:y2="5.891cm" draw:start-shape="id10" draw:start-glue-point="5" draw:end-shape="id1" draw:end-glue-point="7" svg:d="m14430 5891h-2470">
          <text:p/>
        </draw:connector>
        <draw:connector draw:style-name="gr6" draw:text-style-name="P3" draw:layer="layout" draw:type="line" svg:x1="14.431cm" svg:y1="7.092cm" svg:x2="11.961cm" svg:y2="7.092cm" draw:start-shape="id11" draw:start-glue-point="5" draw:end-shape="id3" draw:end-glue-point="7" svg:d="m14431 7092h-2470">
          <text:p/>
        </draw:connector>
        <draw:connector draw:style-name="gr6" draw:text-style-name="P3" draw:layer="layout" draw:type="line" svg:x1="14.432cm" svg:y1="8.293cm" svg:x2="11.961cm" svg:y2="8.291cm" draw:start-shape="id12" draw:start-glue-point="5" draw:end-shape="id4" svg:d="m14432 8293-2471-2">
          <text:p/>
        </draw:connector>
        <draw:connector draw:style-name="gr6" draw:text-style-name="P3" draw:layer="layout" draw:type="line" svg:x1="14.433cm" svg:y1="9.494cm" svg:x2="11.962cm" svg:y2="9.493cm" draw:start-shape="id13" draw:start-glue-point="5" draw:end-shape="id5" draw:end-glue-point="7" svg:d="m14433 9494-2471-1">
          <text:p/>
        </draw:connector>
        <draw:connector draw:style-name="gr6" draw:text-style-name="P3" draw:layer="layout" draw:type="line" svg:x1="14.433cm" svg:y1="10.694cm" svg:x2="11.963cm" svg:y2="10.694cm" draw:start-shape="id14" draw:start-glue-point="5" draw:end-shape="id8" draw:end-glue-point="7" svg:d="m14433 10694h-2470">
          <text:p/>
        </draw:connector>
        <draw:connector draw:style-name="gr6" draw:text-style-name="P3" draw:layer="layout" draw:type="line" svg:x1="14.433cm" svg:y1="11.894cm" svg:x2="11.964cm" svg:y2="11.894cm" draw:start-shape="id15" draw:start-glue-point="5" draw:end-shape="id7" svg:d="m14433 11894h-2469">
          <text:p/>
        </draw:connector>
        <draw:custom-shape draw:style-name="gr7" draw:text-style-name="P5" xml:id="id17" draw:id="id17" draw:layer="layout" svg:width="4.445cm" svg:height="1.27cm" svg:x="5.445cm" svg:y="20.385cm">
          <text:p text:style-name="P5"><text:span text:style-name="T4">IRC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18" draw:id="id18" draw:layer="layout" svg:width="4.445cm" svg:height="1.27cm" svg:x="11.795cm" svg:y="20.386cm">
          <text:p text:style-name="P5"><text:span text:style-name="T4">IRC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16" draw:id="id16" draw:layer="layout" svg:width="4.445cm" svg:height="1.27cm" svg:x="2.27cm" svg:y="17.51cm">
          <text:p text:style-name="P5"><text:span text:style-name="T4">IRC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19" draw:id="id19" draw:layer="layout" svg:width="4.445cm" svg:height="1.27cm" svg:x="14.335cm" svg:y="17.51cm">
          <text:p text:style-name="P5"><text:span text:style-name="T4">IRC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20" draw:id="id20" draw:layer="layout" svg:width="4.445cm" svg:height="1.27cm" svg:x="14.335cm" svg:y="23.225cm">
          <text:p text:style-name="P5"><text:span text:style-name="T4">IRC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3" draw:layer="layout" draw:type="line" svg:x1="4.493cm" svg:y1="18.78cm" svg:x2="7.668cm" svg:y2="20.385cm" draw:start-shape="id16" draw:start-glue-point="6" draw:end-shape="id17" draw:end-glue-point="4" svg:d="m4493 18780 3175 1605">
          <text:p/>
        </draw:connector>
        <draw:connector draw:style-name="gr8" draw:text-style-name="P3" draw:layer="layout" draw:type="line" svg:x1="9.89cm" svg:y1="21.02cm" svg:x2="11.795cm" svg:y2="21.021cm" draw:start-shape="id17" draw:start-glue-point="7" draw:end-shape="id18" draw:end-glue-point="5" svg:d="m9890 21020 1905 1">
          <text:p/>
        </draw:connector>
        <draw:connector draw:style-name="gr8" draw:text-style-name="P3" draw:layer="layout" draw:type="line" svg:x1="14.018cm" svg:y1="20.386cm" svg:x2="16.558cm" svg:y2="18.78cm" draw:start-shape="id18" draw:start-glue-point="4" draw:end-shape="id19" draw:end-glue-point="6" svg:d="m14018 20386 2540-1606">
          <text:p/>
        </draw:connector>
        <draw:connector draw:style-name="gr8" draw:text-style-name="P3" draw:layer="layout" draw:type="line" svg:x1="14.018cm" svg:y1="21.656cm" svg:x2="16.558cm" svg:y2="23.225cm" draw:start-shape="id18" draw:start-glue-point="6" draw:end-shape="id20" draw:end-glue-point="4" svg:d="m14018 21656 2540 1569">
          <text:p/>
        </draw:connector>
        <draw:custom-shape draw:style-name="gr2" draw:text-style-name="P1" xml:id="id24" draw:id="id24" draw:layer="layout" svg:width="4.445cm" svg:height="0.891cm" svg:x="20.685cm" svg:y="17.71cm">
          <text:p text:style-name="P1"><text:span text:style-name="T1">IRC Cli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21" draw:id="id21" draw:layer="layout" svg:width="4.445cm" svg:height="0.891cm" svg:x="-3.81cm" svg:y="16.684cm">
          <text:p text:style-name="P1"><text:span text:style-name="T1">IRC Cli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0.891cm" svg:x="-3.81cm" svg:y="18.589cm">
          <text:p text:style-name="P1"><text:span text:style-name="T1">IRC Cli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23" draw:id="id23" draw:layer="layout" svg:width="4.445cm" svg:height="0.891cm" svg:x="5.445cm" svg:y="22.56cm">
          <text:p text:style-name="P1"><text:span text:style-name="T1">IRC Cli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6" draw:text-style-name="P3" draw:layer="layout" draw:type="line" svg:x1="0.635cm" svg:y1="17.13cm" svg:x2="2.27cm" svg:y2="18.145cm" draw:start-shape="id21" draw:start-glue-point="7" draw:end-shape="id16" draw:end-glue-point="5" svg:d="m635 17130 1635 1015">
          <text:p/>
        </draw:connector>
        <draw:connector draw:style-name="gr6" draw:text-style-name="P3" draw:layer="layout" draw:type="line" svg:x1="0.635cm" svg:y1="19.035cm" svg:x2="2.27cm" svg:y2="18.145cm" draw:start-shape="id22" draw:start-glue-point="7" draw:end-shape="id16" draw:end-glue-point="5" svg:d="m635 19035 1635-890">
          <text:p/>
        </draw:connector>
        <draw:connector draw:style-name="gr6" draw:text-style-name="P3" draw:layer="layout" draw:type="line" svg:x1="7.668cm" svg:y1="22.56cm" svg:x2="7.668cm" svg:y2="21.655cm" draw:start-shape="id23" draw:start-glue-point="4" draw:end-shape="id17" draw:end-glue-point="6" svg:d="m7668 22560v-905">
          <text:p/>
        </draw:connector>
        <draw:connector draw:style-name="gr6" draw:text-style-name="P3" draw:layer="layout" draw:type="line" svg:x1="20.685cm" svg:y1="18.156cm" svg:x2="18.78cm" svg:y2="18.145cm" draw:start-shape="id24" draw:start-glue-point="5" draw:end-shape="id19" draw:end-glue-point="7" svg:d="m20685 18156-1905-11">
          <text:p/>
        </draw:connector>
      </draw:page>
      <draw:page draw:name="page2" draw:style-name="dp1" draw:master-page-name="Default">
        <draw:custom-shape draw:style-name="gr7" draw:text-style-name="P5" draw:layer="layout" svg:width="4.445cm" svg:height="1.27cm" svg:x="17.266cm" svg:y="2.65cm">
          <text:p text:style-name="P5"><text:span text:style-name="T4">IRC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4.445cm" svg:height="1.27cm" svg:x="0.84cm" svg:y="2.65cm">
          <text:p text:style-name="P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19.488cm" svg:y1="3.92cm" svg:x2="19.488cm" svg:y2="11.16cm">
          <text:p/>
        </draw:line>
        <draw:line draw:style-name="gr10" draw:text-style-name="P3" draw:layer="layout" svg:x1="3.102cm" svg:y1="5.325cm" svg:x2="19.417cm" svg:y2="5.325cm">
          <text:p/>
        </draw:line>
        <draw:line draw:style-name="gr9" draw:text-style-name="P3" draw:layer="layout" svg:x1="3.062cm" svg:y1="3.92cm" svg:x2="3.062cm" svg:y2="11.16cm">
          <text:p/>
        </draw:line>
        <draw:frame draw:style-name="gr11" draw:text-style-name="P7" draw:layer="layout" svg:width="3.664cm" svg:height="1.022cm" svg:x="9.427cm" svg:y="4.268cm">
          <draw:text-box>
            <text:p text:style-name="P7"><text:span text:style-name="T6">NICK amy</text:span></text:p>
          </draw:text-box>
        </draw:frame>
        <draw:frame draw:style-name="gr11" draw:text-style-name="P7" draw:layer="layout" svg:width="8.664cm" svg:height="1.022cm" svg:x="6.927cm" svg:y="6.273cm">
          <draw:text-box>
            <text:p text:style-name="P7"><text:span text:style-name="T6">USER amy * * :Amy Pond </text:span></text:p>
          </draw:text-box>
        </draw:frame>
        <draw:frame draw:style-name="gr11" draw:text-style-name="P9" draw:layer="layout" svg:width="5.387cm" svg:height="1.022cm" svg:x="0.205cm" svg:y="1.628cm">
          <draw:text-box>
            <text:p text:style-name="P8"><text:span text:style-name="T7">foo.example.com</text:span></text:p>
          </draw:text-box>
        </draw:frame>
        <draw:frame draw:style-name="gr11" draw:text-style-name="P9" draw:layer="layout" svg:width="5.455cm" svg:height="1.022cm" svg:x="16.63cm" svg:y="1.628cm">
          <draw:text-box>
            <text:p text:style-name="P8"><text:span text:style-name="T7">bar.example.com</text:span></text:p>
          </draw:text-box>
        </draw:frame>
        <draw:frame draw:style-name="gr12" draw:text-style-name="P7" draw:layer="layout" svg:width="16.068cm" svg:height="1.793cm" svg:x="3.225cm" svg:y="8.165cm">
          <draw:text-box>
            <text:p text:style-name="P7"><text:span text:style-name="T6">:</text:span><text:span text:style-name="T2">bar.example.com</text:span><text:span text:style-name="T6"> 001 amy :Welcome to the </text:span></text:p>
            <text:p text:style-name="P7"><text:span text:style-name="T6">Internet Relay Network amy!amy@foo.example.com</text:span></text:p>
          </draw:text-box>
        </draw:frame>
        <draw:line draw:style-name="gr10" draw:text-style-name="P3" draw:layer="layout" svg:x1="3.102cm" svg:y1="5.325cm" svg:x2="19.417cm" svg:y2="5.325cm">
          <text:p/>
        </draw:line>
        <draw:line draw:style-name="gr10" draw:text-style-name="P3" draw:layer="layout" svg:x1="3.102cm" svg:y1="7.325cm" svg:x2="19.417cm" svg:y2="7.325cm">
          <text:p/>
        </draw:line>
        <draw:line draw:style-name="gr13" draw:text-style-name="P3" draw:layer="layout" svg:x1="3.102cm" svg:y1="10.025cm" svg:x2="19.417cm" svg:y2="10.025cm">
          <text:p/>
        </draw:line>
        <draw:custom-shape draw:style-name="gr7" draw:text-style-name="P5" draw:layer="layout" svg:width="4.445cm" svg:height="1.27cm" svg:x="17.266cm" svg:y="13.95cm">
          <text:p text:style-name="P5"><text:span text:style-name="T4">IRC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4.445cm" svg:height="1.27cm" svg:x="0.84cm" svg:y="13.95cm">
          <text:p text:style-name="P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19.488cm" svg:y1="15.22cm" svg:x2="19.488cm" svg:y2="20.05cm">
          <text:p/>
        </draw:line>
        <draw:line draw:style-name="gr10" draw:text-style-name="P3" draw:layer="layout" svg:x1="3.146cm" svg:y1="16.625cm" svg:x2="19.461cm" svg:y2="16.625cm">
          <text:p/>
        </draw:line>
        <draw:line draw:style-name="gr9" draw:text-style-name="P3" draw:layer="layout" svg:x1="3.062cm" svg:y1="15.22cm" svg:x2="3.062cm" svg:y2="20.05cm">
          <text:p/>
        </draw:line>
        <draw:frame draw:style-name="gr11" draw:text-style-name="P7" draw:layer="layout" svg:width="3.664cm" svg:height="1.022cm" svg:x="9.471cm" svg:y="15.568cm">
          <draw:text-box>
            <text:p text:style-name="P7"><text:span text:style-name="T6">NICK amy</text:span></text:p>
          </draw:text-box>
        </draw:frame>
        <draw:frame draw:style-name="gr11" draw:text-style-name="P9" draw:layer="layout" svg:width="5.387cm" svg:height="1.022cm" svg:x="0.205cm" svg:y="12.928cm">
          <draw:text-box>
            <text:p text:style-name="P8"><text:span text:style-name="T7">foo.example.com</text:span></text:p>
          </draw:text-box>
        </draw:frame>
        <draw:frame draw:style-name="gr11" draw:text-style-name="P9" draw:layer="layout" svg:width="5.455cm" svg:height="1.022cm" svg:x="16.63cm" svg:y="12.928cm">
          <draw:text-box>
            <text:p text:style-name="P8"><text:span text:style-name="T7">bar.example.com</text:span></text:p>
          </draw:text-box>
        </draw:frame>
        <draw:frame draw:style-name="gr14" draw:text-style-name="P11" draw:layer="layout" svg:width="16.825cm" svg:height="1.22cm" svg:x="2.891cm" svg:y="17.565cm">
          <draw:text-box>
            <text:p text:style-name="P10"><text:span text:style-name="T8">:</text:span><text:span text:style-name="T9">bar.example.com</text:span><text:span text:style-name="T8"> 433 * amy :Nickname is already in use.</text:span></text:p>
          </draw:text-box>
        </draw:frame>
        <draw:line draw:style-name="gr10" draw:text-style-name="P3" draw:layer="layout" svg:x1="3.146cm" svg:y1="16.625cm" svg:x2="19.461cm" svg:y2="16.625cm">
          <text:p/>
        </draw:line>
        <draw:line draw:style-name="gr13" draw:text-style-name="P3" draw:layer="layout" svg:x1="3.146cm" svg:y1="18.725cm" svg:x2="19.461cm" svg:y2="18.725cm">
          <text:p/>
        </draw:line>
        <draw:custom-shape draw:style-name="gr15" draw:text-style-name="P12" draw:layer="layout" svg:width="0.635cm" svg:height="0.635cm" svg:x="4.175cm" svg:y="7.65cm">
          <text:p text:style-name="P12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35cm" svg:height="0.635cm" svg:x="8.821cm" svg:y="4.075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35cm" svg:height="0.635cm" svg:x="6.381cm" svg:y="5.98cm">
          <text:p text:style-name="P12"><text:span text:style-name="T10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35cm" svg:height="0.635cm" svg:x="8.855cm" svg:y="15.37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35cm" svg:height="0.635cm" svg:x="3.615cm" svg:y="17.075cm">
          <text:p text:style-name="P12"><text:span text:style-name="T10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3" draw:style-name="dp1" draw:master-page-name="Default">
        <draw:custom-shape draw:style-name="gr7" draw:text-style-name="P5" draw:layer="layout" svg:width="4.445cm" svg:height="1.27cm" svg:x="12.166cm" svg:y="2.65cm">
          <text:p text:style-name="P5"><text:span text:style-name="T4">IRC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4.445cm" svg:height="1.27cm" svg:x="0.84cm" svg:y="2.65cm">
          <text:p text:style-name="P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14.388cm" svg:y1="3.92cm" svg:x2="14.388cm" svg:y2="16.24cm">
          <text:p/>
        </draw:line>
        <draw:line draw:style-name="gr9" draw:text-style-name="P3" draw:layer="layout" svg:x1="3.062cm" svg:y1="3.92cm" svg:x2="3.062cm" svg:y2="16.24cm">
          <text:p/>
        </draw:line>
        <draw:frame draw:style-name="gr11" draw:text-style-name="P7" draw:layer="layout" svg:width="8.837cm" svg:height="1.022cm" svg:x="4.533cm" svg:y="4.275cm">
          <draw:text-box>
            <text:p text:style-name="P7"><text:span text:style-name="T6">PRIVMSG rory :Hey Rory...</text:span></text:p>
          </draw:text-box>
        </draw:frame>
        <draw:frame draw:style-name="gr11" draw:text-style-name="P7" draw:layer="layout" svg:width="8.897cm" svg:height="1.793cm" svg:x="15.433cm" svg:y="5.545cm">
          <draw:text-box>
            <text:p text:style-name="P7"><text:span text:style-name="T6">:amy!amy@foo.example.com </text:span></text:p>
            <text:p text:style-name="P7"><text:span text:style-name="T6">PRIVMSG rory :Hey Rory...</text:span></text:p>
          </draw:text-box>
        </draw:frame>
        <draw:frame draw:style-name="gr11" draw:text-style-name="P9" draw:layer="layout" svg:width="5.387cm" svg:height="1.827cm" svg:x="0.205cm" svg:y="0.728cm">
          <draw:text-box>
            <text:p text:style-name="P8"><text:span text:style-name="T7">foo.example.com</text:span></text:p>
            <text:p text:style-name="P2"><text:span text:style-name="T11">Nick: </text:span><text:span text:style-name="T7">amy</text:span></text:p>
          </draw:text-box>
        </draw:frame>
        <draw:frame draw:style-name="gr11" draw:text-style-name="P9" draw:layer="layout" svg:width="5.455cm" svg:height="1.022cm" svg:x="11.53cm" svg:y="1.628cm">
          <draw:text-box>
            <text:p text:style-name="P8"><text:span text:style-name="T7">bar.example.com</text:span></text:p>
          </draw:text-box>
        </draw:frame>
        <draw:line draw:style-name="gr10" draw:text-style-name="P3" draw:layer="layout" svg:x1="3.102cm" svg:y1="5.325cm" svg:x2="14.335cm" svg:y2="5.325cm">
          <text:p/>
        </draw:line>
        <draw:line draw:style-name="gr10" draw:text-style-name="P3" draw:layer="layout" svg:x1="14.335cm" svg:y1="7.325cm" svg:x2="25.13cm" svg:y2="7.325cm">
          <text:p/>
        </draw:line>
        <draw:custom-shape draw:style-name="gr2" draw:text-style-name="P6" draw:layer="layout" svg:width="4.445cm" svg:height="1.27cm" svg:x="22.941cm" svg:y="2.65cm">
          <text:p text:style-name="P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25.163cm" svg:y1="3.92cm" svg:x2="25.163cm" svg:y2="16.24cm">
          <text:p/>
        </draw:line>
        <draw:frame draw:style-name="gr11" draw:text-style-name="P9" draw:layer="layout" svg:width="5.489cm" svg:height="1.827cm" svg:x="22.306cm" svg:y="0.828cm">
          <draw:text-box>
            <text:p text:style-name="P8"><text:span text:style-name="T2">baz.example.com</text:span></text:p>
            <text:p text:style-name="P2"><text:span text:style-name="T12">Nick: </text:span><text:span text:style-name="T2">rory</text:span></text:p>
          </draw:text-box>
        </draw:frame>
        <draw:frame draw:style-name="gr11" draw:text-style-name="P7" draw:layer="layout" svg:width="6.839cm" svg:height="1.022cm" svg:x="16.462cm" svg:y="8.146cm">
          <draw:text-box>
            <text:p text:style-name="P13"><text:span text:style-name="T13">PRIVMSG amy :Yes?</text:span></text:p>
          </draw:text-box>
        </draw:frame>
        <draw:line draw:style-name="gr10" draw:text-style-name="P3" draw:layer="layout" svg:x1="25.13cm" svg:y1="9.226cm" svg:x2="14.335cm" svg:y2="9.226cm">
          <text:p/>
        </draw:line>
        <draw:frame draw:style-name="gr11" draw:text-style-name="P14" draw:layer="layout" svg:width="8.99cm" svg:height="1.793cm" svg:x="4.456cm" svg:y="9.267cm">
          <draw:text-box>
            <text:p text:style-name="P14"><text:span text:style-name="T6">:rory!rory@baz.example.com </text:span></text:p>
            <text:p text:style-name="P14"><text:span text:style-name="T6">PRIVMSG amy :Yes?</text:span></text:p>
          </draw:text-box>
        </draw:frame>
        <draw:line draw:style-name="gr10" draw:text-style-name="P3" draw:layer="layout" svg:x1="14.335cm" svg:y1="11.025cm" svg:x2="3.102cm" svg:y2="11.025cm">
          <text:p/>
        </draw:line>
        <draw:frame draw:style-name="gr11" draw:text-style-name="P7" draw:layer="layout" svg:width="8.892cm" svg:height="1.022cm" svg:x="4.505cm" svg:y="11.976cm">
          <draw:text-box>
            <text:p text:style-name="P7"><text:span text:style-name="T6">PRIVMSG rory :Don't blink</text:span></text:p>
          </draw:text-box>
        </draw:frame>
        <draw:frame draw:style-name="gr11" draw:text-style-name="P7" draw:layer="layout" svg:width="8.897cm" svg:height="1.793cm" svg:x="15.433cm" svg:y="13.246cm">
          <draw:text-box>
            <text:p text:style-name="P7"><text:span text:style-name="T6">:amy!amy@foo.example.com </text:span></text:p>
            <text:p text:style-name="P7"><text:span text:style-name="T6">PRIVMSG rory :Don't blink</text:span></text:p>
          </draw:text-box>
        </draw:frame>
        <draw:line draw:style-name="gr10" draw:text-style-name="P3" draw:layer="layout" svg:x1="3.102cm" svg:y1="13.026cm" svg:x2="14.335cm" svg:y2="13.026cm">
          <text:p/>
        </draw:line>
        <draw:line draw:style-name="gr10" draw:text-style-name="P3" draw:layer="layout" svg:x1="14.335cm" svg:y1="15.026cm" svg:x2="25.13cm" svg:y2="15.026cm">
          <text:p/>
        </draw:line>
        <draw:custom-shape draw:style-name="gr15" draw:text-style-name="P12" draw:layer="layout" svg:width="0.635cm" svg:height="0.635cm" svg:x="3.975cm" svg:y="4.075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35cm" svg:height="0.635cm" svg:x="14.87cm" svg:y="5.345cm">
          <text:p text:style-name="P12"><text:span text:style-name="T10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35cm" svg:height="0.635cm" svg:x="15.871cm" svg:y="7.946cm">
          <text:p text:style-name="P12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35cm" svg:height="0.635cm" svg:x="3.975cm" svg:y="9.02cm">
          <text:p text:style-name="P12"><text:span text:style-name="T10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35cm" svg:height="0.635cm" svg:x="3.976cm" svg:y="11.721cm">
          <text:p text:style-name="P12"><text:span text:style-name="T10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35cm" svg:height="0.635cm" svg:x="14.977cm" svg:y="13.022cm">
          <text:p text:style-name="P12"><text:span text:style-name="T10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4" draw:style-name="dp1" draw:master-page-name="Default">
        <draw:custom-shape draw:style-name="gr7" draw:text-style-name="P5" draw:layer="layout" svg:width="4.445cm" svg:height="1.27cm" svg:x="12.166cm" svg:y="2.65cm">
          <text:p text:style-name="P5"><text:span text:style-name="T4">IRC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4.445cm" svg:height="1.27cm" svg:x="0.24cm" svg:y="2.65cm">
          <text:p text:style-name="P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14.388cm" svg:y1="3.92cm" svg:x2="14.388cm" svg:y2="20.685cm">
          <text:p/>
        </draw:line>
        <draw:line draw:style-name="gr9" draw:text-style-name="P3" draw:layer="layout" svg:x1="2.462cm" svg:y1="3.92cm" svg:x2="2.462cm" svg:y2="20.685cm">
          <text:p/>
        </draw:line>
        <draw:frame draw:style-name="gr11" draw:text-style-name="P7" draw:layer="layout" svg:width="4.549cm" svg:height="1.022cm" svg:x="6.444cm" svg:y="4.275cm">
          <draw:text-box>
            <text:p text:style-name="P13"><text:span text:style-name="T13">JOIN #tardis</text:span></text:p>
          </draw:text-box>
        </draw:frame>
        <draw:frame draw:style-name="gr11" draw:text-style-name="P7" draw:layer="layout" svg:width="8.71cm" svg:height="1.793cm" svg:x="15.433cm" svg:y="5.545cm">
          <draw:text-box>
            <text:p text:style-name="P13"><text:span text:style-name="T13">amy!amy@foo.example.com </text:span></text:p>
            <text:p text:style-name="P13"><text:span text:style-name="T13">JOIN #tardis </text:span></text:p>
          </draw:text-box>
        </draw:frame>
        <draw:frame draw:style-name="gr11" draw:text-style-name="P9" draw:layer="layout" svg:width="5.387cm" svg:height="1.827cm" svg:x="-0.395cm" svg:y="0.728cm">
          <draw:text-box>
            <text:p text:style-name="P8"><text:span text:style-name="T7">foo.example.com</text:span></text:p>
            <text:p text:style-name="P2"><text:span text:style-name="T11">Nick: </text:span><text:span text:style-name="T7">amy</text:span></text:p>
          </draw:text-box>
        </draw:frame>
        <draw:frame draw:style-name="gr11" draw:text-style-name="P9" draw:layer="layout" svg:width="5.455cm" svg:height="1.022cm" svg:x="11.53cm" svg:y="1.628cm">
          <draw:text-box>
            <text:p text:style-name="P8"><text:span text:style-name="T7">bar.example.com</text:span></text:p>
          </draw:text-box>
        </draw:frame>
        <draw:line draw:style-name="gr10" draw:text-style-name="P3" draw:layer="layout" svg:x1="2.462cm" svg:y1="5.325cm" svg:x2="14.335cm" svg:y2="5.325cm">
          <text:p/>
        </draw:line>
        <draw:line draw:style-name="gr10" draw:text-style-name="P3" draw:layer="layout" svg:x1="14.335cm" svg:y1="7.325cm" svg:x2="25.13cm" svg:y2="7.325cm">
          <text:p/>
        </draw:line>
        <draw:custom-shape draw:style-name="gr2" draw:text-style-name="P6" draw:layer="layout" svg:width="4.445cm" svg:height="1.27cm" svg:x="22.941cm" svg:y="2.65cm">
          <text:p text:style-name="P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25.163cm" svg:y1="3.92cm" svg:x2="25.163cm" svg:y2="20.685cm">
          <text:p/>
        </draw:line>
        <draw:frame draw:style-name="gr11" draw:text-style-name="P9" draw:layer="layout" svg:width="5.489cm" svg:height="1.827cm" svg:x="22.306cm" svg:y="0.828cm">
          <draw:text-box>
            <text:p text:style-name="P8"><text:span text:style-name="T2">baz.example.com</text:span></text:p>
            <text:p text:style-name="P2"><text:span text:style-name="T12">Nick: </text:span><text:span text:style-name="T2">doctor</text:span></text:p>
          </draw:text-box>
        </draw:frame>
        <draw:line draw:style-name="gr10" draw:text-style-name="P3" draw:layer="layout" svg:x1="14.335cm" svg:y1="11.925cm" svg:x2="2.462cm" svg:y2="11.925cm">
          <text:p/>
        </draw:line>
        <draw:custom-shape draw:style-name="gr2" draw:text-style-name="P6" draw:layer="layout" svg:width="4.445cm" svg:height="1.27cm" svg:x="31.742cm" svg:y="2.65cm">
          <text:p text:style-name="P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33.964cm" svg:y1="3.92cm" svg:x2="33.964cm" svg:y2="20.685cm">
          <text:p/>
        </draw:line>
        <draw:frame draw:style-name="gr11" draw:text-style-name="P9" draw:layer="layout" svg:width="5.574cm" svg:height="1.827cm" svg:x="31.107cm" svg:y="0.828cm">
          <draw:text-box>
            <text:p text:style-name="P8"><text:span text:style-name="T2">qux.example.com</text:span></text:p>
            <text:p text:style-name="P2"><text:span text:style-name="T12">Nick: </text:span><text:span text:style-name="T2">river</text:span></text:p>
          </draw:text-box>
        </draw:frame>
        <draw:frame draw:style-name="gr11" draw:text-style-name="P7" draw:layer="layout" svg:width="8.71cm" svg:height="1.793cm" svg:x="25.434cm" svg:y="7.746cm">
          <draw:text-box>
            <text:p text:style-name="P13"><text:span text:style-name="T13">amy!amy@foo.example.com </text:span></text:p>
            <text:p text:style-name="P13"><text:span text:style-name="T13">JOIN #tardis </text:span></text:p>
          </draw:text-box>
        </draw:frame>
        <draw:line draw:style-name="gr10" draw:text-style-name="P3" draw:layer="layout" svg:x1="14.336cm" svg:y1="9.526cm" svg:x2="34.02cm" svg:y2="9.526cm">
          <text:p/>
        </draw:line>
        <draw:frame draw:style-name="gr11" draw:text-style-name="P7" draw:layer="layout" svg:width="8.71cm" svg:height="1.793cm" svg:x="4.363cm" svg:y="10.146cm">
          <draw:text-box>
            <text:p text:style-name="P13"><text:span text:style-name="T13">amy!amy@foo.example.com </text:span></text:p>
            <text:p text:style-name="P13"><text:span text:style-name="T13">JOIN #tardis </text:span></text:p>
          </draw:text-box>
        </draw:frame>
        <draw:line draw:style-name="gr10" draw:text-style-name="P3" draw:layer="layout" svg:x1="14.336cm" svg:y1="14.326cm" svg:x2="2.463cm" svg:y2="14.326cm">
          <text:p/>
        </draw:line>
        <draw:frame draw:style-name="gr16" draw:text-style-name="P13" draw:layer="layout" svg:width="11.568cm" svg:height="1.793cm" svg:x="2.734cm" svg:y="12.547cm">
          <draw:text-box>
            <text:p text:style-name="P13"><text:span text:style-name="T13">:bar.example.org 332 </text:span></text:p>
            <text:p text:style-name="P13"><text:span text:style-name="T13">amy #tardis :A timey-wimey channel</text:span></text:p>
          </draw:text-box>
        </draw:frame>
        <draw:line draw:style-name="gr10" draw:text-style-name="P3" draw:layer="layout" svg:x1="14.336cm" svg:y1="16.726cm" svg:x2="2.463cm" svg:y2="16.726cm">
          <text:p/>
        </draw:line>
        <draw:frame draw:style-name="gr11" draw:text-style-name="P7" draw:layer="layout" svg:width="10.759cm" svg:height="1.793cm" svg:x="2.734cm" svg:y="14.947cm">
          <draw:text-box>
            <text:p text:style-name="P13"><text:span text:style-name="T13">:bar.example.org 353 </text:span></text:p>
            <text:p text:style-name="P13"><text:span text:style-name="T13">amy = #tardis :@doctor river amy</text:span></text:p>
          </draw:text-box>
        </draw:frame>
        <draw:line draw:style-name="gr10" draw:text-style-name="P3" draw:layer="layout" svg:x1="14.336cm" svg:y1="19.126cm" svg:x2="2.463cm" svg:y2="19.126cm">
          <text:p/>
        </draw:line>
        <draw:frame draw:style-name="gr11" draw:text-style-name="P7" draw:layer="layout" svg:width="10.565cm" svg:height="1.793cm" svg:x="2.734cm" svg:y="17.347cm">
          <draw:text-box>
            <text:p text:style-name="P13"><text:span text:style-name="T13">:bar.example.org 366 </text:span></text:p>
            <text:p text:style-name="P13"><text:span text:style-name="T13">amy #tardis :End of NAMES list </text:span></text:p>
          </draw:text-box>
        </draw:frame>
        <draw:custom-shape draw:style-name="gr15" draw:text-style-name="P12" draw:layer="layout" svg:width="0.635cm" svg:height="0.635cm" svg:x="5.876cm" svg:y="4.175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734cm" svg:height="0.635cm" svg:x="14.871cm" svg:y="5.345cm">
          <text:p text:style-name="P12"><text:span text:style-name="T10">2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35cm" svg:height="0.635cm" svg:x="11.777cm" svg:y="12.721cm">
          <text:p text:style-name="P12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52cm" svg:height="0.635cm" svg:x="11.778cm" svg:y="15.022cm">
          <text:p text:style-name="P12"><text:span text:style-name="T10">4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51cm" svg:height="0.635cm" svg:x="11.779cm" svg:y="17.423cm">
          <text:p text:style-name="P12"><text:span text:style-name="T10">4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734cm" svg:height="0.635cm" svg:x="25.666cm" svg:y="7.25cm">
          <text:p text:style-name="P12"><text:span text:style-name="T10">2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734cm" svg:height="0.635cm" svg:x="3.676cm" svg:y="9.99cm">
          <text:p text:style-name="P12"><text:span text:style-name="T10">2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5" draw:style-name="dp1" draw:master-page-name="Default">
        <draw:custom-shape draw:style-name="gr7" draw:text-style-name="P15" draw:layer="layout" svg:width="4.445cm" svg:height="1.27cm" svg:x="12.166cm" svg:y="2.65cm">
          <text:p text:style-name="P15"><text:span text:style-name="T4">IRC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6" draw:layer="layout" svg:width="4.445cm" svg:height="1.27cm" svg:x="0.24cm" svg:y="2.65cm">
          <text:p text:style-name="P1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14.388cm" svg:y1="3.92cm" svg:x2="14.388cm" svg:y2="20.685cm">
          <text:p/>
        </draw:line>
        <draw:line draw:style-name="gr9" draw:text-style-name="P3" draw:layer="layout" svg:x1="2.462cm" svg:y1="3.92cm" svg:x2="2.462cm" svg:y2="20.685cm">
          <text:p/>
        </draw:line>
        <draw:frame draw:style-name="gr11" draw:text-style-name="P17" draw:layer="layout" svg:width="8.77cm" svg:height="1.022cm" svg:x="15.433cm" svg:y="5.445cm">
          <draw:text-box>
            <text:p><text:span text:style-name="T13">PRIVMSG #tardis :Amelia!</text:span></text:p>
          </draw:text-box>
        </draw:frame>
        <draw:frame draw:style-name="gr11" draw:text-style-name="P20" draw:layer="layout" svg:width="5.387cm" svg:height="1.827cm" svg:x="-0.395cm" svg:y="0.728cm">
          <draw:text-box>
            <text:p text:style-name="P18"><text:span text:style-name="T7">foo.example.com</text:span></text:p>
            <text:p text:style-name="P19"><text:span text:style-name="T11">Nick: </text:span><text:span text:style-name="T7">amy</text:span></text:p>
          </draw:text-box>
        </draw:frame>
        <draw:frame draw:style-name="gr11" draw:text-style-name="P20" draw:layer="layout" svg:width="5.455cm" svg:height="1.022cm" svg:x="11.53cm" svg:y="1.628cm">
          <draw:text-box>
            <text:p text:style-name="P18"><text:span text:style-name="T7">bar.example.com</text:span></text:p>
          </draw:text-box>
        </draw:frame>
        <draw:line draw:style-name="gr10" draw:text-style-name="P3" draw:layer="layout" svg:x1="25.129cm" svg:y1="6.525cm" svg:x2="14.334cm" svg:y2="6.525cm">
          <text:p/>
        </draw:line>
        <draw:custom-shape draw:style-name="gr2" draw:text-style-name="P16" draw:layer="layout" svg:width="4.445cm" svg:height="1.27cm" svg:x="22.941cm" svg:y="2.65cm">
          <text:p text:style-name="P1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25.163cm" svg:y1="3.92cm" svg:x2="25.163cm" svg:y2="20.685cm">
          <text:p/>
        </draw:line>
        <draw:frame draw:style-name="gr11" draw:text-style-name="P20" draw:layer="layout" svg:width="5.489cm" svg:height="1.827cm" svg:x="22.306cm" svg:y="0.828cm">
          <draw:text-box>
            <text:p text:style-name="P18"><text:span text:style-name="T2">baz.example.com</text:span></text:p>
            <text:p text:style-name="P19"><text:span text:style-name="T12">Nick: </text:span><text:span text:style-name="T2">doctor</text:span></text:p>
          </draw:text-box>
        </draw:frame>
        <draw:line draw:style-name="gr10" draw:text-style-name="P3" draw:layer="layout" svg:x1="14.335cm" svg:y1="11.125cm" svg:x2="2.462cm" svg:y2="11.125cm">
          <text:p/>
        </draw:line>
        <draw:custom-shape draw:style-name="gr2" draw:text-style-name="P16" draw:layer="layout" svg:width="4.445cm" svg:height="1.27cm" svg:x="28.542cm" svg:y="2.65cm">
          <text:p text:style-name="P1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30.764cm" svg:y1="3.92cm" svg:x2="30.764cm" svg:y2="20.685cm">
          <text:p/>
        </draw:line>
        <draw:frame draw:style-name="gr11" draw:text-style-name="P20" draw:layer="layout" svg:width="5.574cm" svg:height="1.827cm" svg:x="27.907cm" svg:y="0.828cm">
          <draw:text-box>
            <text:p text:style-name="P18"><text:span text:style-name="T2">qux.example.com</text:span></text:p>
            <text:p text:style-name="P19"><text:span text:style-name="T12">Nick: </text:span><text:span text:style-name="T2">river</text:span></text:p>
          </draw:text-box>
        </draw:frame>
        <draw:frame draw:style-name="gr11" draw:text-style-name="P17" draw:layer="layout" svg:width="10.336cm" svg:height="1.793cm" svg:x="14.87cm" svg:y="6.985cm">
          <draw:text-box>
            <text:p><text:span text:style-name="T13">:doctor!doctor@baz.example.com </text:span></text:p>
            <text:p><text:span text:style-name="T13">PRIVMSG #tardis :Amelia!</text:span></text:p>
          </draw:text-box>
        </draw:frame>
        <draw:line draw:style-name="gr10" draw:text-style-name="P3" draw:layer="layout" svg:x1="14.336cm" svg:y1="8.726cm" svg:x2="30.845cm" svg:y2="8.726cm">
          <text:p/>
        </draw:line>
        <draw:frame draw:style-name="gr11" draw:text-style-name="P17" draw:layer="layout" svg:width="10.336cm" svg:height="1.793cm" svg:x="3.163cm" svg:y="9.346cm">
          <draw:text-box>
            <text:p><text:span text:style-name="T13">:doctor!doctor@baz.example.com </text:span></text:p>
            <text:p><text:span text:style-name="T13">PRIVMSG #tardis :Amelia!</text:span></text:p>
          </draw:text-box>
        </draw:frame>
        <draw:line draw:style-name="gr10" draw:text-style-name="P3" draw:layer="layout" svg:x1="2.462cm" svg:y1="14.326cm" svg:x2="14.335cm" svg:y2="14.326cm">
          <text:p/>
        </draw:line>
        <draw:frame draw:style-name="gr16" draw:text-style-name="P17" draw:layer="layout" svg:width="11.568cm" svg:height="1.793cm" svg:x="2.734cm" svg:y="12.547cm">
          <draw:text-box>
            <text:p><text:span text:style-name="T13">PRIVMSG #tardis :Doctor, they've taken Rory!</text:span></text:p>
          </draw:text-box>
        </draw:frame>
        <draw:frame draw:style-name="gr11" draw:text-style-name="P17" draw:layer="layout" svg:width="8.948cm" svg:height="2.564cm" svg:x="15.335cm" svg:y="14.535cm">
          <draw:text-box>
            <text:p><text:span text:style-name="T13">amy!amy@foo.example.com </text:span></text:p>
            <text:p><text:span text:style-name="T13">PRIVMSG #tardis </text:span></text:p>
            <text:p><text:span text:style-name="T13">:Doctor, they've taken Rory!</text:span></text:p>
          </draw:text-box>
        </draw:frame>
        <draw:line draw:style-name="gr10" draw:text-style-name="P3" draw:layer="layout" svg:x1="14.334cm" svg:y1="17.026cm" svg:x2="25.129cm" svg:y2="17.026cm">
          <text:p/>
        </draw:line>
        <draw:line draw:style-name="gr10" draw:text-style-name="P3" draw:layer="layout" svg:x1="14.337cm" svg:y1="20.027cm" svg:x2="30.846cm" svg:y2="20.027cm">
          <text:p/>
        </draw:line>
        <draw:frame draw:style-name="gr11" draw:text-style-name="P17" draw:layer="layout" svg:width="8.948cm" svg:height="2.564cm" svg:x="15.335cm" svg:y="17.335cm">
          <draw:text-box>
            <text:p><text:span text:style-name="T13">amy!amy@foo.example.com </text:span></text:p>
            <text:p><text:span text:style-name="T13">PRIVMSG #tardis </text:span></text:p>
            <text:p><text:span text:style-name="T13">:Doctor, they've taken Rory!</text:span></text:p>
          </draw:text-box>
        </draw:frame>
        <draw:custom-shape draw:style-name="gr15" draw:text-style-name="P12" draw:layer="layout" svg:width="0.635cm" svg:height="0.635cm" svg:x="14.97cm" svg:y="5.11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734cm" svg:height="0.635cm" svg:x="14.935cm" svg:y="6.615cm">
          <text:p text:style-name="P12"><text:span text:style-name="T10">2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734cm" svg:height="0.635cm" svg:x="3.241cm" svg:y="8.82cm">
          <text:p text:style-name="P12"><text:span text:style-name="T10">2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35cm" svg:height="0.635cm" svg:x="3.405cm" svg:y="11.895cm">
          <text:p text:style-name="P12"><text:span text:style-name="T10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52cm" svg:height="0.635cm" svg:x="14.753cm" svg:y="15.309cm">
          <text:p text:style-name="P12"><text:span text:style-name="T10">4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651cm" svg:height="0.635cm" svg:x="14.754cm" svg:y="18.11cm">
          <text:p text:style-name="P12"><text:span text:style-name="T10">4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6" draw:style-name="dp1" draw:master-page-name="Default">
        <draw:custom-shape draw:style-name="gr7" draw:text-style-name="P15" draw:layer="layout" svg:width="4.445cm" svg:height="1.27cm" svg:x="12.166cm" svg:y="2.65cm">
          <text:p text:style-name="P15"><text:span text:style-name="T4">IRC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6" draw:layer="layout" svg:width="4.445cm" svg:height="1.27cm" svg:x="0.24cm" svg:y="2.65cm">
          <text:p text:style-name="P1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14.388cm" svg:y1="3.92cm" svg:x2="14.388cm" svg:y2="12.43cm">
          <text:p/>
        </draw:line>
        <draw:line draw:style-name="gr9" draw:text-style-name="P3" draw:layer="layout" svg:x1="2.462cm" svg:y1="3.92cm" svg:x2="2.462cm" svg:y2="12.43cm">
          <text:p/>
        </draw:line>
        <draw:frame draw:style-name="gr11" draw:text-style-name="P17" draw:layer="layout" svg:width="10.302cm" svg:height="1.022cm" svg:x="15.233cm" svg:y="5.445cm">
          <draw:text-box>
            <text:p><text:span text:style-name="T13"><text:s/></text:span><text:span text:style-name="T13">PART #tardis :Off to save Rory</text:span></text:p>
          </draw:text-box>
        </draw:frame>
        <draw:frame draw:style-name="gr11" draw:text-style-name="P20" draw:layer="layout" svg:width="5.387cm" svg:height="1.827cm" svg:x="-0.395cm" svg:y="0.728cm">
          <draw:text-box>
            <text:p text:style-name="P18"><text:span text:style-name="T7">foo.example.com</text:span></text:p>
            <text:p text:style-name="P19"><text:span text:style-name="T11">Nick: </text:span><text:span text:style-name="T7">amy</text:span></text:p>
          </draw:text-box>
        </draw:frame>
        <draw:frame draw:style-name="gr11" draw:text-style-name="P20" draw:layer="layout" svg:width="5.455cm" svg:height="1.022cm" svg:x="11.53cm" svg:y="1.628cm">
          <draw:text-box>
            <text:p text:style-name="P18"><text:span text:style-name="T7">bar.example.com</text:span></text:p>
          </draw:text-box>
        </draw:frame>
        <draw:line draw:style-name="gr10" draw:text-style-name="P3" draw:layer="layout" svg:x1="25.765cm" svg:y1="6.525cm" svg:x2="14.334cm" svg:y2="6.525cm">
          <text:p/>
        </draw:line>
        <draw:custom-shape draw:style-name="gr2" draw:text-style-name="P16" draw:layer="layout" svg:width="4.445cm" svg:height="1.27cm" svg:x="23.541cm" svg:y="2.65cm">
          <text:p text:style-name="P1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25.763cm" svg:y1="3.92cm" svg:x2="25.763cm" svg:y2="12.43cm">
          <text:p/>
        </draw:line>
        <draw:frame draw:style-name="gr11" draw:text-style-name="P20" draw:layer="layout" svg:width="5.489cm" svg:height="1.827cm" svg:x="22.906cm" svg:y="0.828cm">
          <draw:text-box>
            <text:p text:style-name="P18"><text:span text:style-name="T2">baz.example.com</text:span></text:p>
            <text:p text:style-name="P19"><text:span text:style-name="T12">Nick: </text:span><text:span text:style-name="T2">doctor</text:span></text:p>
          </draw:text-box>
        </draw:frame>
        <draw:line draw:style-name="gr10" draw:text-style-name="P3" draw:layer="layout" svg:x1="14.335cm" svg:y1="11.125cm" svg:x2="2.462cm" svg:y2="11.125cm">
          <text:p/>
        </draw:line>
        <draw:custom-shape draw:style-name="gr2" draw:text-style-name="P16" draw:layer="layout" svg:width="4.445cm" svg:height="1.27cm" svg:x="29.142cm" svg:y="2.65cm">
          <text:p text:style-name="P16"><text:span text:style-name="T5">IRC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3" draw:layer="layout" svg:x1="31.364cm" svg:y1="3.92cm" svg:x2="31.364cm" svg:y2="12.43cm">
          <text:p/>
        </draw:line>
        <draw:frame draw:style-name="gr11" draw:text-style-name="P20" draw:layer="layout" svg:width="5.574cm" svg:height="1.827cm" svg:x="28.507cm" svg:y="0.828cm">
          <draw:text-box>
            <text:p text:style-name="P18"><text:span text:style-name="T2">qux.example.com</text:span></text:p>
            <text:p text:style-name="P19"><text:span text:style-name="T12">Nick: </text:span><text:span text:style-name="T2">river</text:span></text:p>
          </draw:text-box>
        </draw:frame>
        <draw:frame draw:style-name="gr11" draw:text-style-name="P17" draw:layer="layout" svg:width="10.078cm" svg:height="1.793cm" svg:x="15.37cm" svg:y="6.985cm">
          <draw:text-box>
            <text:p><text:span text:style-name="T13">:doctor!doctor@baz.example.org </text:span></text:p>
            <text:p><text:span text:style-name="T13">PART #tardis </text:span><text:span text:style-name="T13">:Off to save Rory</text:span></text:p>
          </draw:text-box>
        </draw:frame>
        <draw:line draw:style-name="gr10" draw:text-style-name="P3" draw:layer="layout" svg:x1="14.336cm" svg:y1="8.726cm" svg:x2="31.48cm" svg:y2="8.726cm">
          <text:p/>
        </draw:line>
        <draw:frame draw:style-name="gr11" draw:text-style-name="P17" draw:layer="layout" svg:width="10.078cm" svg:height="1.793cm" svg:x="3.663cm" svg:y="9.346cm">
          <draw:text-box>
            <text:p><text:span text:style-name="T13">:doctor!doctor@baz.example.org </text:span></text:p>
            <text:p><text:span text:style-name="T13">PART #tardis </text:span><text:span text:style-name="T13">:Off to save Rory</text:span></text:p>
          </draw:text-box>
        </draw:frame>
        <draw:custom-shape draw:style-name="gr15" draw:text-style-name="P12" draw:layer="layout" svg:width="0.635cm" svg:height="0.635cm" svg:x="14.94cm" svg:y="5.245cm">
          <text:p text:style-name="P12"><text:span text:style-name="T10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734cm" svg:height="0.635cm" svg:x="14.835cm" svg:y="6.815cm">
          <text:p text:style-name="P12"><text:span text:style-name="T10">2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2" draw:layer="layout" svg:width="0.734cm" svg:height="0.635cm" svg:x="2.941cm" svg:y="9.12cm">
          <text:p text:style-name="P12"><text:span text:style-name="T10">2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rja Sotomayor</meta:initial-creator>
    <meta:creation-date>2011-03-24T15:35:32</meta:creation-date>
    <dc:date>2011-12-29T08:04:50</dc:date>
    <dc:creator>Borja Sotomayor</dc:creator>
    <meta:editing-duration>P4DT11H17M27S</meta:editing-duration>
    <meta:editing-cycles>3</meta:editing-cycles>
    <meta:generator>LibreOffice/3.4$Linux LibreOffice_project/340m1$Build-402</meta:generator>
    <meta:document-statistic meta:object-count="188"/>
  </office:meta>
</office:document-meta>
</file>